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E0000041299DE595A9B1D4DC3.png" manifest:media-type="image/png"/>
  <manifest:file-entry manifest:full-path="Pictures/1000020100000790000005F6F36DDFABEEC36D18.png" manifest:media-type="image/png"/>
  <manifest:file-entry manifest:full-path="Pictures/100002010000063E000006D6061CF6A22628316F.png" manifest:media-type="image/png"/>
  <manifest:file-entry manifest:full-path="Pictures/10000201000005D800000560E0AA8BC39285E9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008d74" officeooo:paragraph-rsid="00008d74"/>
    </style:style>
    <style:style style:name="P2" style:family="paragraph" style:parent-style-name="Standard">
      <style:text-properties style:font-name="DejaVu Sans" officeooo:rsid="00008d74" officeooo:paragraph-rsid="00008d74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DejaVu Sans" fo:font-size="14pt" officeooo:rsid="00008d74" officeooo:paragraph-rsid="00008d74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ORITY <text:s/>SCHEDULING-LAB 04</text:p>
      <text:p text:style-name="P1"/>
      <text:p text:style-name="P2">FASHAD AHMED SIDDIQUE<text:tab/><text:tab/>CT-19043<text:tab/><text:tab/><text:tab/>BCIT</text:p>
      <text:p text:style-name="P2"/>
      <text:p text:style-name="P2"/>
      <text:p text:style-name="P2"/>
      <text:p text:style-name="P2"><draw:frame draw:style-name="fr1" draw:name="Image1" text:anchor-type="char" svg:width="6.6929in" svg:height="6.1555in" draw:z-index="0"><draw:image xlink:href="Pictures/10000201000005D800000560E0AA8BC39285E970.png" xlink:type="simple" xlink:show="embed" xlink:actuate="onLoad" loext:mime-type="image/png"/></draw:frame></text:p>
      <text:p text:style-name="P2"/>
      <text:p text:style-name="P2"/>
      <text:p text:style-name="P2"><draw:frame draw:style-name="fr1" draw:name="Image2" text:anchor-type="char" svg:width="6.6929in" svg:height="7.3291in" draw:z-index="1"><draw:image xlink:href="Pictures/100002010000063E000006D6061CF6A22628316F.png" xlink:type="simple" xlink:show="embed" xlink:actuate="onLoad" loext:mime-type="image/png"/></draw:frame><text:soft-page-break/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6.6929in" svg:height="5.2752in" draw:z-index="2"><draw:image xlink:href="Pictures/1000020100000790000005F6F36DDFABEEC36D18.png" xlink:type="simple" xlink:show="embed" xlink:actuate="onLoad" loext:mime-type="image/png"/></draw:frame></text:p>
      <text:p text:style-name="P2"/>
      <text:p text:style-name="P2"/>
      <text:p text:style-name="P2"><draw:frame draw:style-name="fr1" draw:name="Image4" text:anchor-type="char" svg:width="6.6929in" svg:height="4.4083in" draw:z-index="4"><draw:image xlink:href="Pictures/100002010000062E0000041299DE595A9B1D4DC3.png" xlink:type="simple" xlink:show="embed" xlink:actuate="onLoad" loext:mime-type="image/png"/></draw:frame><text:soft-page-break/></text:p>
      <text:p text:style-name="P2"/>
      <text:p text:style-name="P2"><draw:frame draw:style-name="fr2" draw:name="Object1" text:anchor-type="char" svg:width="0.0008in" svg:height="0.0161in" draw:z-index="3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5:03:55.390374210</meta:creation-date>
    <dc:date>2021-12-22T05:10:01.267568030</dc:date>
    <meta:editing-duration>PT6M7S</meta:editing-duration>
    <meta:editing-cycles>1</meta:editing-cycles>
    <meta:document-statistic meta:table-count="0" meta:image-count="4" meta:object-count="1" meta:page-count="4" meta:paragraph-count="2" meta:word-count="8" meta:character-count="65" meta:non-whitespace-character-count="55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4cm" svg:height="0.04cm" xlink:href="." xlink:type="simple" chart:class="chart:bar" chart:style-name="ch1">
        <chart:plot-area chart:style-name="ch2" chart:data-source-has-labels="both" svg:x="0cm" svg:y="0cm" svg:width="0.04cm" svg:height="0.04cm">
          <chartooo:coordinate-region svg:x="0.013cm" svg:y="0.013cm" svg:width="0.013cm" svg:height="0.01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